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shapes>
          <draw:frame draw:z-index="1" draw:id="id0" draw:style-name="a0" draw:name="Diagramm 1" svg:x="4.31894in" svg:y="0in" svg:width="6.73425in" svg:height="3.787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table:style-name="ce1"/>
          <table:table-cell office:value-type="string" table:style-name="ce1">
            <text:p>Dehalococcoidia</text:p>
          </table:table-cell>
          <table:table-cell office:value-type="string" table:style-name="ce1">
            <text:p>Anaerolineaceae</text:p>
          </table:table-cell>
          <table:table-cell office:value-type="string" table:style-name="ce1">
            <text:p>other Chloroflex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GW1-11</text:p>
          </table:table-cell>
          <table:table-cell office:value-type="float" office:value="31.5" table:style-name="ce2">
            <text:p>31,5</text:p>
          </table:table-cell>
          <table:table-cell office:value-type="float" office:value="63.3" table:style-name="ce2">
            <text:p>63,3</text:p>
          </table:table-cell>
          <table:table-cell office:value-type="float" office:value="5.0999999999999996" table:style-name="ce2">
            <text:p>5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MGW12</text:p>
          </table:table-cell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ndarndabw</text:p>
          </table:table-cell>
          <table:table-cell office:value-type="float" office:value="1.24" table:style-name="ce1">
            <text:p>1,24</text:p>
          </table:table-cell>
          <table:table-cell office:value-type="float" office:value="25.65" table:style-name="ce1">
            <text:p>25,6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.24" table:style-name="ce1">
            <text:p>1,24</text:p>
          </table:table-cell>
          <table:table-cell office:value-type="float" office:value="25.65" table:style-name="ce1">
            <text:p>25,6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333333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Dominik</dc:creator>
    <meta:creation-date>2019-08-25T16:10:49Z</meta:creation-date>
    <dc:date>2019-09-30T13:11:39Z</dc:date>
    <meta:editing-cycles>2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37">
      <style:chart-properties chart:gap-width="150" chart:overlap="0" chart:link-data-style-to-source="true" chart:visible="true" chart:logarithmic="false" chart:maximum="10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 chart:error-category="cell-range" chart:error-upper-indicator="true" chart:error-lower-indicator="tru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72.7215748031496pt" svg:width="484.865984251968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Anteil [%]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elle1.$A$2:.$A$3"/>
          </chart:axis>
          <chart:series chart:label-cell-address="Tabelle1.$B$1" chart:values-cell-range-address="Tabelle1.$B$2:.$B$3" chart:class="chart:bar" chart:attached-axis="primary-y" chart:style-name="G0S0">
            <chart:error-indicator chart:style-name="E000"/>
            <chart:data-point chart:repeated="2"/>
          </chart:series>
          <chart:series chart:label-cell-address="Tabelle1.$C$1" chart:values-cell-range-address="Tabelle1.$C$2:.$C$3" chart:class="chart:bar" chart:attached-axis="primary-y" chart:style-name="G0S1">
            <chart:data-point chart:repeated="2"/>
          </chart:series>
          <chart:series chart:label-cell-address="Tabelle1.$D$1" chart:values-cell-range-address="Tabelle1.$D$2:.$D$3" chart:class="chart:bar" chart:attached-axis="primary-y" chart:style-name="G0S2"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